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9208" officeooo:paragraph-rsid="000292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style style:class="text" style:family="paragraph" style:name="Heading" style:next-style-name="text_body" style:parent-style-name="Standard">
      <style:paragraph-properties fo:keep-with-next="always" fo:margin-bottom="0.212cm" fo:margin-top="0.423cm" loext:contextual-spacing="false" fo:text-align="center"/>
      <style:text-properties fo:font-family="'Liberation Sans'"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" style:font-name-complex="Arial Unicode MS" style:font-pitch="variable" style:font-pitch-asian="variable" style:font-pitch-complex="variable" fo:font-size="11pt" style:font-size-asian="11pt" style:font-size-complex="11pt" fo:font-weight="bold" style:font-weight-asian="bold" style:font-weight-complex="bold"/>
    </style:style>
    <style:style style:class="text" style:display-name="Text body" style:family="paragraph" style:name="text_body" style:parent-style-name="Standard">
      <style:paragraph-properties fo:line-height="120%" fo:margin-bottom="0.247cm" fo:margin-top="0cm" loext:contextual-spacing="false"/>
      <style:text-properties fo:font-size="11pt" style:font-name="Calibri2" style:font-size-asian="11pt" style:font-size-complex="11pt"/>
    </style:style>
    <!--
        **  Table contents
        -->
    <style:style style:class="extra" style:display-name="Table Contents" style:family="paragraph" style:name="table_contents_base" style:parent-style-name="Standard">
      <style:paragraph-properties text:line-number="0" text:number-lines="false"/>
      <style:text-properties fo:font-size="11pt" style:font-name="Calibri2" style:font-size-asian="11pt" style:font-size-complex="11pt"/>
    </style:style>
    <style:style style:class="html" style:display-name="Horizontal Line" style:family="paragraph" style:master-page-name="" style:name="horizontal_line" style:next-style-name="Text_20_body" style:parent-style-name="Standard">
      <style:paragraph-properties fo:border-bottom="0.06pt solid #808080" fo:border-left="none" fo:border-right="none" fo:border-top="none" fo:margin-bottom="0.499cm" fo:margin-left="0cm" fo:margin-right="12cm" fo:margin-top="0cm" fo:padding="0cm" fo:text-indent="0cm" loext:contextual-spacing="false" style:auto-text-indent="false" style:join-border="false" style:page-number="auto" style:shadow="none" text:line-number="0" text:number-lines="false"/>
      <style:text-properties fo:font-size="11pt" style:font-size-asian="6pt" style:font-size-complex="6pt"/>
    </style:style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NZ" fo:font-size="12pt" fo:language="en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!--
        **  Default paragraph styling
        --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NZ" fo:font-size="12pt" fo:hyphenate="false" fo:hyphenation-push-char-count="2" fo:hyphenation-remain-char-count="2" fo:language="en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!--
        **  Default table styling
        --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list" style:family="paragraph" style:name="List" style:parent-style-name="text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!--
    ** Automatic styles
    --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</style:page-layout>
  </office:automatic-styles>
  <!--
    ** Master styles
    --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41:40.858576000</meta:creation-date>
    <dc:date>2017-01-11T13:41:55.27242900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2.3.3$MacOSX_X86_64 LibreOffice_project/d54a8868f08a7b39642414cf2c8ef2f228f780cf</meta:generator>
  </office:meta>
</office:document-meta>
</file>